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 style:writing-mode="lr-tb"/>
      <style:text-properties fo:font-variant="normal" fo:text-transform="none" fo:color="#000000" loext:opacity="100%" style:font-name="Arial" fo:font-size="12pt" fo:letter-spacing="normal" fo:font-style="normal" fo:font-weight="normal" officeooo:paragraph-rsid="00029318" loext:padding="0in" loext:border="none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 style:writing-mode="lr-tb"/>
      <style:text-properties fo:font-variant="normal" fo:text-transform="none" fo:color="#000000" loext:opacity="100%" style:font-name="Arial" fo:font-size="12pt" fo:letter-spacing="normal" fo:font-style="normal" fo:font-weight="normal" officeooo:paragraph-rsid="00032d55" loext:padding="0in" loext:border="none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 style:writing-mode="lr-tb"/>
      <style:text-properties fo:font-variant="normal" fo:text-transform="none" fo:color="#000000" loext:opacity="100%" style:font-name="Arial" fo:font-size="12pt" fo:letter-spacing="normal" fo:font-style="normal" fo:font-weight="normal" officeooo:paragraph-rsid="00098bd9" loext:padding="0in" loext:border="none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 style:writing-mode="lr-tb"/>
      <style:text-properties fo:font-variant="normal" fo:text-transform="none" fo:color="#000000" loext:opacity="100%" style:font-name="Arial" fo:font-size="12pt" fo:letter-spacing="normal" fo:font-style="normal" fo:font-weight="normal" officeooo:rsid="00029318" officeooo:paragraph-rsid="00029318" loext:padding="0in" loext:border="none"/>
    </style:style>
    <style:style style:name="P5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032d55" officeooo:paragraph-rsid="00032d55" loext:padding="0in" loext:border="none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 style:writing-mode="lr-tb"/>
      <style:text-properties fo:font-variant="normal" fo:text-transform="none" fo:color="#000000" loext:opacity="100%" style:font-name="Arial" fo:font-size="12pt" fo:letter-spacing="normal" fo:font-style="normal" fo:font-weight="normal" officeooo:rsid="0004d772" officeooo:paragraph-rsid="0004d772" loext:padding="0in" loext:border="none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 style:writing-mode="lr-tb"/>
      <style:text-properties fo:font-variant="normal" fo:text-transform="none" fo:color="#000000" loext:opacity="100%" style:font-name="Arial" fo:font-size="12pt" fo:letter-spacing="normal" fo:font-style="normal" fo:font-weight="normal" officeooo:rsid="00098bd9" officeooo:paragraph-rsid="00098bd9" loext:padding="0in" loext:border="none"/>
    </style:style>
    <style:style style:name="P8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098bd9" officeooo:paragraph-rsid="00079be2" loext:padding="0in" loext:border="none"/>
    </style:style>
    <style:style style:name="P9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098bd9" officeooo:paragraph-rsid="00098bd9" loext:padding="0in" loext:border="none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1pt" style:font-size-asian="11pt" style:font-size-complex="11pt"/>
    </style:style>
    <style:style style:name="T3" style:family="text">
      <style:text-properties style:font-name="sans-serif" style:font-size-asian="12pt" style:font-size-complex="12pt"/>
    </style:style>
    <style:style style:name="T4" style:family="text">
      <style:text-properties style:font-name="sans-serif" officeooo:rsid="00098bd9" style:font-size-asian="12pt" style:font-size-complex="12pt"/>
    </style:style>
    <style:style style:name="T5" style:family="text">
      <style:text-properties style:font-name="sans-serif" officeooo:rsid="000ac786" style:font-size-asian="12pt" style:font-size-complex="12pt"/>
    </style:style>
    <style:style style:name="T6" style:family="text">
      <style:text-properties style:font-name="sans-serif" style:text-underline-style="solid" style:text-underline-width="auto" style:text-underline-color="font-color" style:font-size-asian="12pt" style:font-size-complex="12pt"/>
    </style:style>
    <style:style style:name="T7" style:family="text">
      <style:text-properties style:font-size-asian="12pt" style:font-size-complex="12pt"/>
    </style:style>
    <style:style style:name="T8" style:family="text">
      <style:text-properties officeooo:rsid="00098bd9" style:font-size-asian="12pt" style:font-size-complex="12pt"/>
    </style:style>
    <style:style style:name="T9" style:family="text">
      <style:text-properties officeooo:rsid="0004d772"/>
    </style:style>
    <style:style style:name="T10" style:family="text">
      <style:text-properties fo:font-style="italic" style:text-underline-style="solid" style:text-underline-width="auto" style:text-underline-color="font-color" officeooo:rsid="0004d772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officeooo:rsid="0004d772" style:font-style-asian="normal" style:font-style-complex="normal"/>
    </style:style>
    <style:style style:name="T12" style:family="text">
      <style:text-properties style:text-underline-style="solid" style:text-underline-width="auto" style:text-underline-color="font-color" officeooo:rsid="0004d772"/>
    </style:style>
    <style:style style:name="T13" style:family="text">
      <style:text-properties style:text-underline-style="none" officeooo:rsid="00079be2" style:font-size-asian="12pt" style:font-size-complex="12pt"/>
    </style:style>
    <style:style style:name="T14" style:family="text">
      <style:text-properties style:text-underline-style="none" officeooo:rsid="0008a2ac" style:font-size-asian="12pt" style:font-size-complex="12pt"/>
    </style:style>
    <style:style style:name="T15" style:family="text">
      <style:text-properties style:text-underline-style="none" officeooo:rsid="00098bd9" style:font-size-asian="12pt" style:font-size-complex="12pt"/>
    </style:style>
    <style:style style:name="T16" style:family="text">
      <style:text-properties style:text-line-through-style="solid" style:text-line-through-type="single" style:font-name="sans-serif" style:font-size-asian="12pt" style:font-size-complex="12pt"/>
    </style:style>
    <style:style style:name="T17" style:family="text">
      <style:text-properties style:text-line-through-style="none" style:text-line-through-type="none" style:font-name="sans-serif" style:font-size-asian="12pt" style:font-size-complex="12pt"/>
    </style:style>
    <style:style style:name="T18" style:family="text">
      <style:text-properties style:text-line-through-style="none" style:text-line-through-type="none" style:font-name="sans-serif" style:text-underline-style="solid" style:text-underline-width="auto" style:text-underline-color="font-color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ame: Zhijie Xia</text:span><text:line-break/><text:span text:style-name="T1">UCID: 30096991</text:span><text:line-break/><text:span text:style-name="T1">EMAIL: zhijie.xia@ucalgary.ca</text:span><text:line-break/><text:span text:style-name="T1">Repo: </text:span><text:a xlink:type="simple" xlink:href="https://gitlab.cpsc.ucalgary.ca/zhijie.xia/zhijie_cpsc411_final_project" text:style-name="Internet_20_link" text:visited-style-name="Visited_20_Internet_20_Link"><text:span text:style-name="T1">https://gitlab.cpsc.ucalgary.ca/zhijie.xia/zhijie_cpsc411_final_project</text:span></text:a></text:p>
      <text:p text:style-name="P3"><text:line-break/><text:span text:style-name="T3">Remarks:</text:span></text:p>
      <text:p text:style-name="P3"><text:span text:style-name="T3">1. The </text:span><text:span text:style-name="T4">compiler</text:span><text:span text:style-name="T3"> can validate the syntax of input language, and produce a correct AST for the input </text:span><text:span text:style-name="T4">and perform semantic anlysis on the AST.</text:span></text:p>
      <text:p text:style-name="P3"><text:span text:style-name="T3"/></text:p>
      <text:p text:style-name="P3"><text:span text:style-name="T3">2. Adapted the feedback of Milestone </text:span><text:span text:style-name="T4">2</text:span><text:span text:style-name="T3">, </text:span><text:span text:style-name="T4">t</text:span><text:span text:style-name="T13">he modularlity </text:span><text:span text:style-name="T14">has been improved, main.cpp now only contains main(). Semantic anlysis is done in semantic.h/.cpp, scanner in scanner.l, </text:span><text:span text:style-name="T15">and parser is in parser.y.</text:span></text:p>
      <text:p text:style-name="P3"><text:span text:style-name="T3"/></text:p>
      <text:p text:style-name="P7"><text:span text:style-name="T3">3. A handful of test are performed, test files can be find in the </text:span><text:span text:style-name="T6">Milestone3/TEST.</text:span></text:p>
      <text:p text:style-name="P3"><text:span text:style-name="T7"><text:line-break/></text:span><text:span text:style-name="T8">4. The adjusted AST now prints the identifier’s type (or return type and parameter types if it is function), and the address of the corresponding entry in the symbol table.</text:span></text:p>
      <text:p text:style-name="P3"><text:span text:style-name="T7"><text:line-break/></text:span><text:span text:style-name="T3">Self Grading:</text:span></text:p>
      <text:p text:style-name="P2"><text:span text:style-name="T5">­</text:span><text:span text:style-name="T7"><text:line-break/></text:span><text:span text:style-name="T3">I would give myself </text:span><text:span text:style-name="T18">8 out of 8</text:span><text:span text:style-name="T3">.</text:span></text:p>
      <text:p text:style-name="P2"><text:span text:style-name="T3"/></text:p>
      <text:p text:style-name="P4"><text:span text:style-name="T3">1. </text:span><text:span text:style-name="T2">The front end of the compiler is complete.</text:span></text:p>
      <text:p text:style-name="P6"><text:span text:style-name="T2"/></text:p>
      <text:p text:style-name="P6"><text:span text:style-name="T2">2. All mentioned semantic checks are implmeneted and fully functional.</text:span></text:p>
      <text:p text:style-name="P5"/>
      <text:p text:style-name="P5"><text:span text:style-name="T9">3</text:span>. <text:span text:style-name="T9">The front end went through detailed testing, test files can be find in </text:span><text:span text:style-name="T10">Milestone3</text:span><text:span text:style-name="T11">/TEST</text:span><text:span text:style-name="T12"> .</text:span></text:p>
      <text:p text:style-name="P8"/>
      <text:p text:style-name="P9">4. The code has been constantly refactored(evidence in the git log), macros are added to improve readibility. </text:p>
      <text:p text:style-name="P5"><text:span text:style-name="T12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8T13:40:10.484971887</meta:creation-date>
    <dc:date>2022-03-18T15:49:34.107756288</dc:date>
    <meta:editing-duration>PT2H8M38S</meta:editing-duration>
    <meta:editing-cycles>8</meta:editing-cycles>
    <meta:generator>LibreOffice/7.3.1.3$Linux_X86_64 LibreOffice_project/30$Build-3</meta:generator>
    <meta:document-statistic meta:table-count="0" meta:image-count="0" meta:object-count="0" meta:page-count="1" meta:paragraph-count="12" meta:word-count="174" meta:character-count="1108" meta:non-whitespace-character-count="942"/>
  </office:meta>
</office:document-meta>
</file>